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071in" svg:height="5.0098in" svg:x="1.1969in" svg:y="0.0421in">
            <draw:object draw:notify-on-update-of-ranges="Sheet1.A1:Sheet1.A1 Sheet1.A2:Sheet1.A126 Sheet1.B1:Sheet1.B1 Sheet1.B2:Sheet1.B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 table:number-rows-repeated="10484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0:45:11.309000000</meta:creation-date>
    <dc:date>2016-12-01T05:33:26.895000000</dc:date>
    <meta:editing-duration>PT4H17M42S</meta:editing-duration>
    <meta:editing-cycles>4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interval-major="5" chart:interval-minor-divis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71cm" svg:height="12.726cm" xlink:href=".." xlink:type="simple" chart:class="chart:scatter" chart:style-name="ch1">
        <chart:title svg:x="9.025cm" svg:y="0.39cm" chart:style-name="ch2">
          <text:p>Open Loop Response</text:p>
        </chart:title>
        <chart:plot-area chart:style-name="ch3" table:cell-range-address="Sheet1.A1:Sheet1.B126" chart:data-source-has-labels="row" svg:x="1.458cm" svg:y="1.931cm" svg:width="20.019cm" svg:height="9.56cm">
          <chartooo:coordinate-region svg:x="2.185cm" svg:y="2.13cm" svg:width="19.012cm" svg:height="8.714cm"/>
          <chart:axis chart:dimension="x" chart:name="primary-x" chart:style-name="ch4">
            <chart:title svg:x="10.484cm" svg:y="11.745cm" chart:style-name="ch5">
              <text:p>Time (msec)</text:p>
            </chart:title>
            <chart:grid chart:style-name="ch6" chart:class="major"/>
          </chart:axis>
          <chart:axis chart:dimension="y" chart:name="primary-y" chart:style-name="ch7">
            <chart:title svg:x="0.451cm" svg:y="7.125cm" chart:style-name="ch8">
              <text:p>Volts</text:p>
            </chart:title>
            <chart:grid chart:style-name="ch6" chart:class="major"/>
          </chart:axis>
          <chart:series chart:style-name="ch9" chart:values-cell-range-address="Sheet1.B2:Sheet1.B126" chart:label-cell-address="Sheet1.B1:Sheet1.B1" chart:class="chart:scatter">
            <chart:domain table:cell-range-address="Sheet1.A2:Sheet1.A126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6</svg:desc>
                </draw:g>
              </table:table-cell>
              <table:table-cell office:value-type="float" office:value="0.48">
                <text:p>0.48</text:p>
                <draw:g>
                  <svg:desc>Sheet1.B2:Sheet1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2.95">
                <text:p>2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